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593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306cm" style:rel-column-width="2440*"/>
    </style:style>
    <style:style style:name="Таблица2.B" style:family="table-column">
      <style:table-column-properties style:column-width="3.173cm" style:rel-column-width="1799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style:vertical-align="middle" fo:padding="0.097cm" fo:border="0.002cm solid #000000"/>
    </style:style>
    <style:style style:name="Таблица2.2" style:family="table-row">
      <style:table-row-properties style:min-row-height="0.603cm"/>
    </style:style>
    <style:style style:name="Таблица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fo:font-size="12pt"/>
    </style:style>
    <style:style style:name="P7" style:family="paragraph" style:parent-style-name="Text_20_body">
      <style:paragraph-properties fo:text-align="center" style:justify-single-word="false"/>
      <style:text-properties fo:font-size="12pt" fo:language="ru" fo:country="RU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margin-top="0cm" fo:margin-bottom="0cm">
        <style:tab-stops/>
      </style:paragraph-properties>
    </style:style>
    <style:style style:name="P10" style:family="paragraph" style:parent-style-name="Text_20_body">
      <style:paragraph-properties fo:margin-top="0cm" fo:margin-bottom="0cm" fo:line-height="100%"/>
    </style:style>
    <style:style style:name="P1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2" style:family="paragraph" style:parent-style-name="Heading_20_1">
      <style:paragraph-properties fo:text-align="center" style:justify-single-word="false"/>
      <style:text-properties fo:language="ru" fo:country="RU"/>
    </style:style>
    <style:style style:name="P13" style:family="paragraph" style:parent-style-name="Table_20_Heading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4" style:family="paragraph" style:parent-style-name="Table_20_Heading"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7" style:family="paragraph">
      <style:paragraph-properties fo:text-align="start"/>
      <style:text-properties style:text-line-through-style="none" fo:font-style="normal" style:text-underline-style="none"/>
    </style:style>
    <style:style style:name="P18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language="ru" fo:country="R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fo:border="solid #c0c0c0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1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достаточная"/>
            <form:item form:label="не достаточная"/>
          </form:combobox>
          <form:textarea form:name="Текстовое поле 2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combobox form:name="Поле со списком 1" form:control-implementation="ooo:com.sun.star.form.component.ComboBox" form:id="control2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утолщен"/>
            <form:item form:label="не утолщен"/>
          </form:combobox>
          <form:textarea form:name="Текстовое поле 2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Текстовое поле 2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16" svg:width="1.706cm" svg:height="0.5cm" svg:x="2.427cm" svg:y="8.105cm" draw:control="control1"/>
      <draw:control text:anchor-type="page" text:anchor-page-number="1" draw:z-index="2" draw:style-name="gr1" draw:text-style-name="P16" svg:width="4.493cm" svg:height="0.5cm" svg:x="2.374cm" svg:y="9.763cm" draw:control="control2"/>
      <draw:control text:anchor-type="page" text:anchor-page-number="1" draw:z-index="3" draw:style-name="gr1" draw:text-style-name="P16" svg:width="1.502cm" svg:height="0.5cm" svg:x="2.422cm" svg:y="10.559cm" draw:control="control3"/>
      <draw:control text:anchor-type="page" text:anchor-page-number="1" draw:z-index="4" draw:style-name="gr2" draw:text-style-name="P16" svg:width="3.53cm" svg:height="0.5cm" svg:x="2.402cm" svg:y="8.871cm" draw:control="control4"/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293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2"/>
            <text:p text:style-name="P2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12" text:outline-level="1">ПРОТОКОЛ</text:h>
      <text:p text:style-name="P7">исследования плечевой артерии и оценка толщины комплекса</text:p>
      <text:p text:style-name="P6">«ИНТИМА - МЕДИА»</text:p>
      <text:p text:style-name="P2"><draw:control text:anchor-type="paragraph" draw:z-index="5" draw:style-name="gr3" draw:text-style-name="P17" svg:width="11.875cm" svg:height="0.481cm" svg:x="2.309cm" svg:y="0.245cm" draw:control="control5"/></text:p>
      <text:p text:style-name="P2"/>
      <text:p text:style-name="Standard"><draw:control text:anchor-type="paragraph" draw:z-index="6" draw:style-name="gr3" draw:text-style-name="P17" svg:width="2.488cm" svg:height="0.481cm" svg:x="4.09cm" svg:y="0.101cm" draw:control="control6"/></text:p>
      <text:p text:style-name="Standard"><draw:control text:anchor-type="paragraph" draw:z-index="7" draw:style-name="gr3" draw:text-style-name="P17" svg:width="9.3cm" svg:height="0.481cm" svg:x="4.884cm" svg:y="0.436cm" draw:control="control7"/></text:p>
      <text:p text:style-name="P2"/>
      <text:p text:style-name="P3"><draw:control text:anchor-type="paragraph" draw:z-index="8" draw:style-name="gr3" draw:text-style-name="P17" svg:width="2.294cm" svg:height="0.481cm" svg:x="2.097cm" svg:y="0.309cm" draw:control="control8"/></text:p>
      <text:p text:style-name="P4"/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4"/>
        <table:table-header-rows>
          <table:table-row table:style-name="Таблица2.1">
            <table:table-cell table:style-name="Таблица2.A1" office:value-type="string">
              <text:p text:style-name="P15">Плечевая артерия</text:p>
            </table:table-cell>
            <table:table-cell table:style-name="Таблица2.A1" office:value-type="string">
              <text:p text:style-name="P14">Диаметр, мм</text:p>
            </table:table-cell>
            <table:table-cell table:style-name="Таблица2.A1" office:value-type="string">
              <text:p text:style-name="P14">ЛСК, см<text:span text:style-name="T5">/</text:span><text:span text:style-name="T2">с</text:span></text:p>
            </table:table-cell>
            <table:table-cell table:style-name="Таблица2.A1" office:value-type="string">
              <text:p text:style-name="P13">RI</text:p>
            </table:table-cell>
            <table:table-cell table:style-name="Таблица2.E1" office:value-type="string">
              <text:p text:style-name="P13">S/D</text:p>
            </table:table-cell>
          </table:table-row>
        </table:table-header-rows>
        <table:table-row table:style-name="Таблица2.2">
          <table:table-cell table:style-name="Таблица2.A2" office:value-type="string">
            <text:p text:style-name="P11">Исходные данные</text:p>
          </table:table-cell>
          <table:table-cell table:style-name="Таблица2.B2" office:value-type="string">
            <text:p text:style-name="P11"><draw:control text:anchor-type="as-char" draw:z-index="9" draw:style-name="gr4" draw:text-style-name="P17" svg:width="2.982cm" svg:height="0.481cm" draw:control="control9"/></text:p>
          </table:table-cell>
          <table:table-cell table:style-name="Таблица2.B2" office:value-type="string">
            <text:p text:style-name="P5"><draw:control text:anchor-type="as-char" draw:z-index="10" draw:style-name="gr4" draw:text-style-name="P17" svg:width="2.982cm" svg:height="0.481cm" draw:control="control10"/></text:p>
          </table:table-cell>
          <table:table-cell table:style-name="Таблица2.B2" office:value-type="string">
            <text:p text:style-name="P5"><draw:control text:anchor-type="as-char" draw:z-index="11" draw:style-name="gr4" draw:text-style-name="P17" svg:width="2.982cm" svg:height="0.481cm" draw:control="control11"/></text:p>
          </table:table-cell>
          <table:table-cell table:style-name="Таблица2.E2" office:value-type="string">
            <text:p text:style-name="P5"><draw:control text:anchor-type="as-char" draw:z-index="12" draw:style-name="gr4" draw:text-style-name="P17" svg:width="2.982cm" svg:height="0.481cm" draw:control="control12"/></text:p>
          </table:table-cell>
        </table:table-row>
        <table:table-row table:style-name="Таблица2.2">
          <table:table-cell table:style-name="Таблица2.A2" office:value-type="string">
            <text:p text:style-name="P11">Данные после компрессии</text:p>
          </table:table-cell>
          <table:table-cell table:style-name="Таблица2.B2" office:value-type="string">
            <text:p text:style-name="P5"><draw:control text:anchor-type="as-char" draw:z-index="13" draw:style-name="gr4" draw:text-style-name="P17" svg:width="2.982cm" svg:height="0.481cm" draw:control="control13"/></text:p>
          </table:table-cell>
          <table:table-cell table:style-name="Таблица2.B2" office:value-type="string">
            <text:p text:style-name="P5"><draw:control text:anchor-type="as-char" draw:z-index="14" draw:style-name="gr4" draw:text-style-name="P17" svg:width="2.982cm" svg:height="0.481cm" draw:control="control14"/></text:p>
          </table:table-cell>
          <table:table-cell table:style-name="Таблица2.B2" office:value-type="string">
            <text:p text:style-name="P5"><draw:control text:anchor-type="as-char" draw:z-index="15" draw:style-name="gr4" draw:text-style-name="P17" svg:width="2.982cm" svg:height="0.481cm" draw:control="control15"/></text:p>
          </table:table-cell>
          <table:table-cell table:style-name="Таблица2.E2" office:value-type="string">
            <text:p text:style-name="P5"><draw:control text:anchor-type="as-char" draw:z-index="16" draw:style-name="gr4" draw:text-style-name="P17" svg:width="2.982cm" svg:height="0.481cm" draw:control="control16"/></text:p>
          </table:table-cell>
        </table:table-row>
      </table:table>
      <text:p text:style-name="P4"/>
      <text:p text:style-name="P10">Толщина комплекса «<text:span text:style-name="T2">ИНТИМА-МЕДИА</text:span>» </text:p>
      <text:p text:style-name="P10"><text:span text:style-name="T6">в бифуркации общей сонной артерии <text:s text:c="12"/></text:span><text:span text:style-name="T6"><draw:control text:anchor-type="as-char" svg:y="-0.469cm" draw:z-index="17" draw:style-name="gr5" draw:text-style-name="P17" svg:width="2.982cm" svg:height="0.481cm" draw:control="control17"/></text:span><text:span text:style-name="T6"> <text:s text:c="2"/>мм</text:span></text:p>
      <text:p text:style-name="P8"><text:span text:style-name="T7"/></text:p>
      <text:p text:style-name="P8"><text:span text:style-name="T4">Заключение:</text:span></text:p>
      <text:p text:style-name="Text_20_body">Степень вазодиалатации <text:s text:c="2"/><draw:control text:anchor-type="as-char" draw:z-index="18" draw:style-name="gr4" draw:text-style-name="P18" svg:width="2.391cm" svg:height="0.477cm" draw:control="control18"/> <text:s/>(прирост диаметра плечевой артерии <text:s/><draw:control text:anchor-type="as-char" svg:y="-0.464cm" draw:z-index="19" draw:style-name="gr5" draw:text-style-name="P17" svg:width="0.989cm" svg:height="0.481cm" draw:control="control19"/> <text:s/>%).</text:p>
      <text:p text:style-name="Text_20_body">Комплекс «ИНТИМА-МЕДИА» <text:s/><draw:control text:anchor-type="as-char" draw:z-index="20" draw:style-name="gr4" draw:text-style-name="P18" svg:width="2.391cm" svg:height="0.477cm" draw:control="control20"/>.</text:p>
      <text:p text:style-name="Text_20_body"/>
      <text:p text:style-name="Text_20_body"/>
      <text:p text:style-name="Text_20_body">Врач: <draw:control text:anchor-type="as-char" svg:y="-0.464cm" draw:z-index="21" draw:style-name="gr5" draw:text-style-name="P17" svg:width="5.268cm" svg:height="0.481cm" draw:control="control21"/>.</text:p>
      <text:p text:style-name="P9">Медицинский регистратор: <draw:control text:anchor-type="as-char" svg:y="-0.464cm" draw:z-index="22" draw:style-name="gr5" draw:text-style-name="P17" svg:width="5.245cm" svg:height="0.481cm" draw:control="control22"/>.</text:p>
      <text:p text:style-name="Text_20_body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00:42:54.92</dc:date>
    <dc:creator>Дмитрий Деренок</dc:creator>
    <meta:editing-duration>PT11H52M33S</meta:editing-duration>
    <meta:editing-cycles>27</meta:editing-cycles>
    <meta:generator>OpenOffice.org/3.2$Win32 OpenOffice.org_project/320m12$Build-9483</meta:generator>
    <meta:document-statistic meta:table-count="2" meta:image-count="1" meta:object-count="0" meta:page-count="1" meta:paragraph-count="29" meta:word-count="72" meta:character-count="579"/>
  </office:meta>
</office:document-meta>
</file>